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5f_BuiltIn_5f_Currency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5f_BuiltIn_5f_Currency" style:data-style-name="N16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Excel_5f_BuiltIn_5f_Currency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5f_BuiltIn_5f_Currency" style:data-style-name="N16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13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38" table:formula="of:=[.B3]*[.$B11]" office:value-type="float" office:value="4399120" calcext:value-type="float">
            <text:p><text:s/>4399120 Ft </text:p>
          </table:table-cell>
          <table:table-cell table:style-name="ce38" table:formula="of:=[.C3]*[.$B11]" office:value-type="float" office:value="8098380" calcext:value-type="float">
            <text:p><text:s/>8098380 Ft </text:p>
          </table:table-cell>
          <table:table-cell table:style-name="ce38" table:formula="of:=[.D3]*[.$B11]" office:value-type="float" office:value="4799040" calcext:value-type="float">
            <text:p><text:s/>4799040 Ft </text:p>
          </table:table-cell>
          <table:table-cell table:style-name="ce44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38" table:formula="of:=[.B4]*[.$B12]" office:value-type="float" office:value="3149650" calcext:value-type="float">
            <text:p><text:s/>3149650 Ft </text:p>
          </table:table-cell>
          <table:table-cell table:style-name="ce38" table:formula="of:=[.C4]*[.$B12]" office:value-type="float" office:value="4499500" calcext:value-type="float">
            <text:p><text:s/>4499500 Ft </text:p>
          </table:table-cell>
          <table:table-cell table:style-name="ce38" table:formula="of:=[.D4]*[.$B12]" office:value-type="float" office:value="5399400" calcext:value-type="float">
            <text:p><text:s/>5399400 Ft </text:p>
          </table:table-cell>
          <table:table-cell table:style-name="ce44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38" table:formula="of:=[.B5]*[.$B13]" office:value-type="float" office:value="1599800" calcext:value-type="float">
            <text:p><text:s/>1599800 Ft </text:p>
          </table:table-cell>
          <table:table-cell table:style-name="ce38" table:formula="of:=[.C5]*[.$B13]" office:value-type="float" office:value="4399450" calcext:value-type="float">
            <text:p><text:s/>4399450 Ft </text:p>
          </table:table-cell>
          <table:table-cell table:style-name="ce38" table:formula="of:=[.D5]*[.$B13]" office:value-type="float" office:value="3199600" calcext:value-type="float">
            <text:p><text:s/>3199600 Ft </text:p>
          </table:table-cell>
          <table:table-cell table:style-name="ce44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39" table:formula="of:=[.B6]*[.$B14]" office:value-type="float" office:value="2504850" calcext:value-type="float">
            <text:p><text:s/>2504850 Ft </text:p>
          </table:table-cell>
          <table:table-cell table:style-name="ce39" table:formula="of:=[.C6]*[.$B14]" office:value-type="float" office:value="5009700" calcext:value-type="float">
            <text:p><text:s/>5009700 Ft </text:p>
          </table:table-cell>
          <table:table-cell table:style-name="ce39" table:formula="of:=[.D6]*[.$B14]" office:value-type="float" office:value="7514550" calcext:value-type="float">
            <text:p><text:s/>7514550 Ft </text:p>
          </table:table-cell>
          <table:table-cell table:style-name="ce45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00.00.00</text:date>, <text:time style:data-style-name="N2" text:time-value="20:02:54.6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7T20:03:15.548000000</dc:date>
    <meta:print-date>2006-09-05T16:08:04</meta:print-date>
    <meta:editing-duration>PT14M47S</meta:editing-duration>
    <meta:editing-cycles>11</meta:editing-cycles>
    <meta:generator>LibreOfficeDev/5.4.0.0.alpha0$Windows_x86 LibreOffice_project/a17fa23bcbf3d842430ef8ade40aca5dc57a6b9e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4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6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16cm" xlink:href=".." xlink:type="simple" chart:class="chart:line" chart:style-name="ch1">
        <chart:plot-area chart:style-name="ch2" table:cell-range-address="Mo_példa_06_a.D10:Mo_példa_06_a.H14" chart:data-source-has-labels="both" svg:x="0.32cm" svg:y="0.18cm" svg:width="15.374cm" svg:height="8.656cm">
          <chartooo:coordinate-region svg:x="2.503cm" svg:y="0.354cm" svg:width="12.277cm" svg:height="7.888cm"/>
          <chart:axis chart:dimension="x" chart:name="primary-x" chart:style-name="ch3" chartooo:axis-type="auto">
            <chartooo:date-scale/>
            <chart:categories table:cell-range-address="Mo_példa_06_a.E10:Mo_példa_06_a.H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7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8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9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a17fa23bcbf3d842430ef8ade40aca5dc57a6b9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